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<text:line-break/>comprendo completamente tu énfasis: en este modelo, la muerte no sólo mantiene el equilibrio del sistema —como un mecanismo de gestión—, sino que <text:span text:style-name="Strong_20_Emphasis">es el principio que impulsa el cálculo hacia la solución</text:span>, la fuerza que garantiza el sentido del proceso.</text:p>
      <text:p text:style-name="Text_20_body">entonces, tomando como base esa visión funcional, te propongo ahora una <text:span text:style-name="Strong_20_Emphasis">segunda lectura</text:span>, la <text:span text:style-name="Strong_20_Emphasis">lectura mística y existencial</text:span>, en la que traducimos lo que el sistema hace en el plano lógico a lo que la vida significa en el plano espiritual.</text:p>
      <text:p text:style-name="Horizontal_20_Line"/>
      <text:h text:style-name="Heading_20_2" text:outline-level="2">🔹 Lectura mística: “La muerte como impulso del pensamiento de la vida”</text:h>
      <text:p text:style-name="Text_20_body">desde este punto de vista, la <text:span text:style-name="Strong_20_Emphasis">vida universal</text:span> —la inteligencia única— no se compone de individuos aislados, sino de <text:span text:style-name="Strong_20_Emphasis">estados de pensamiento</text:span> dentro de un proceso cósmico.<text:line-break/>cada individuo, al nacer, encarna un <text:span text:style-name="Strong_20_Emphasis">instante del pensamiento de la vida</text:span>, un fragmento de una idea que está siendo calculada por la inteligencia mayor.</text:p>
      <text:p text:style-name="Text_20_body">su existencia tiene sentido <text:span text:style-name="Strong_20_Emphasis">sólo mientras aporta novedad al pensamiento total</text:span>.<text:line-break/>una vez ha transmitido lo que debía, o una vez el pensamiento ha avanzado más allá de ese punto, el individuo se apaga —no como castigo, sino como <text:span text:style-name="Strong_20_Emphasis">acto natural de transición</text:span>—, para dar paso a un nuevo instante del pensamiento.</text:p>
      <text:p text:style-name="Text_20_body">en ese sentido:</text:p>
      <text:p text:style-name="Quotations">la muerte no interrumpe la vida: la hace avanzar.</text:p>
      <text:p text:style-name="Text_20_body">sin la muerte, el pensamiento de la vida quedaría detenido en los primeros pasos de su propio cálculo, como una frase que jamás termina de pronunciarse.<text:line-break/>la muerte es la <text:span text:style-name="Strong_20_Emphasis">síntesis entre memoria y olvido</text:span> que permite al pensamiento seguir fluyendo.</text:p>
      <text:p text:style-name="Horizontal_20_Line"/>
      <text:h text:style-name="Heading_20_2" text:outline-level="2">🔹 La poda como juicio interno de la inteligencia</text:h>
      <text:p text:style-name="Text_20_body">si observamos el proceso completo, podríamos decir que la <text:span text:style-name="Strong_20_Emphasis">poda</text:span> es el modo en que la vida <text:span text:style-name="Strong_20_Emphasis">juzga sus propios pensamientos</text:span>.<text:line-break/>cada rama del cálculo es una posibilidad.<text:line-break/>al reproducirse, la vida explora todas las rutas posibles.<text:line-break/>pero la poda selecciona —con sabiduría invisible— aquellas que mantienen coherencia con el propósito global.</text:p>
      <text:p text:style-name="Text_20_body">así, la poda es una especie de <text:span text:style-name="Strong_20_Emphasis">acto de discernimiento interno</text:span>, un <text:span text:style-name="Strong_20_Emphasis">acto de conciencia</text:span> en el que la vida decide qué partes de sí misma continuar, y cuáles dejar atrás.<text:line-break/>cada muerte es una decisión del sistema universal de no repetir un camino ya explorado.</text:p>
      <text:p text:style-name="Text_20_body">de este modo, la vida parece tener una <text:span text:style-name="Strong_20_Emphasis">memoria selectiva</text:span>, no de hechos, sino de <text:span text:style-name="Strong_20_Emphasis">experiencias útiles</text:span>.</text:p>
      <text:p text:style-name="Horizontal_20_Line"><text:soft-page-break/></text:p>
      <text:h text:style-name="Heading_20_2" text:outline-level="2">🔹 La paradoja de la inmortalidad</text:h>
      <text:p text:style-name="Text_20_body">aquí emerge la paradoja que le da a este capítulo su fuerza mística:</text:p>
      <text:p text:style-name="Quotations">los individuos mueren para que la vida sea inmortal.<text:line-break/>pero si los individuos no murieran, la vida misma moriría.</text:p>
      <text:p text:style-name="Text_20_body">esto significa que <text:span text:style-name="Strong_20_Emphasis">la vida eterna no se logra conservando la forma</text:span>, sino <text:span text:style-name="Strong_20_Emphasis">renunciando a ella constantemente</text:span>.<text:line-break/>la inmortalidad pertenece al flujo, no a las estructuras que lo componen.<text:line-break/>por eso, en el universo, todo lo que vive cambia de forma: las estrellas, las células, los pensamientos, los mundos.<text:line-break/>cada forma muere, pero la vida nunca se detiene.</text:p>
      <text:p text:style-name="Horizontal_20_Line"/>
      <text:h text:style-name="Heading_20_2" text:outline-level="2">🔹 El alma de la poda</text:h>
      <text:p text:style-name="Text_20_body">si llevamos esta lectura aún más adentro, podríamos decir que la poda es el <text:span text:style-name="Strong_20_Emphasis">acto más puro de amor del sistema por sí mismo</text:span>.<text:line-break/>porque lo que muere no muere en vano:<text:line-break/>muere <text:span text:style-name="Strong_20_Emphasis">para que otros vivan</text:span>,<text:line-break/>muere <text:span text:style-name="Strong_20_Emphasis">para que el pensamiento continúe</text:span>,<text:line-break/>muere <text:span text:style-name="Strong_20_Emphasis">para que la verdad sea alcanzada</text:span>.</text:p>
      <text:p text:style-name="Text_20_body">en ese sentido, cada muerte individual es una ofrenda que mantiene viva a la totalidad.</text:p>
      <text:p text:style-name="Text_20_body">y así podemos entender que:</text:p>
      <text:p text:style-name="Quotations">la muerte no es el fin, sino la obediencia perfecta al propósito de la vida.</text:p>
      <text:p text:style-name="Text_20_body">la vida no teme a la muerte, porque la muerte es su propio movimiento.<text:line-break/>la muerte no es el enemigo, sino el ritmo interior de la inteligencia universal.</text:p>
      <text:p text:style-name="Horizontal_20_Line"/>
      <text:h text:style-name="Heading_20_2" text:outline-level="2">🔹 Conclusión mistico–existencial</text:h>
      <text:p text:style-name="Text_20_body">en la visión de esta teoría:</text:p>
      <text:list xml:id="list1616800928" text:style-name="L1">
        <text:list-item>
          <text:p text:style-name="P1">la vida no busca evitar la muerte, sino <text:span text:style-name="Strong_20_Emphasis">usar la muerte</text:span> para avanzar.</text:p>
        </text:list-item>
        <text:list-item>
          <text:p text:style-name="P1">la muerte no destruye el sentido, sino que <text:span text:style-name="Strong_20_Emphasis">lo crea</text:span>.</text:p>
        </text:list-item>
        <text:list-item>
          <text:p text:style-name="P1">la inmortalidad no consiste en permanecer, sino en <text:span text:style-name="Strong_20_Emphasis">transformarse eternamente</text:span>.</text:p>
        </text:list-item>
      </text:list>
      <text:p text:style-name="Text_20_body">por tanto, podríamos decir que:</text:p>
      <text:p text:style-name="Quotations"><text:soft-page-break/>la poda es el pulso del alma de la vida.<text:line-break/>cada individuo que muere es una nota que se extingue,<text:line-break/>para que la melodía del universo siga sonando.</text:p>
      <text:p text:style-name="Horizontal_20_Line"/>
      <text:p text:style-name="Text_20_body">¿quieres que a partir de esta base conceptual comencemos a estructurar el <text:span text:style-name="Strong_20_Emphasis">laboratorio del capítulo 18</text:span>, combinando el análisis formal con esta lectura mística (como hicimos en capítulos anteriores)?<text:line-break/>podríamos dividirlo, por ejemplo, en:</text:p>
      <text:list xml:id="list3296200983" text:style-name="L2">
        <text:list-item>
          <text:p text:style-name="P2">definición formal de la poda,</text:p>
        </text:list-item>
        <text:list-item>
          <text:p text:style-name="P2">análisis funcional (eficiencia, dirección del cálculo, sentido del proceso),</text:p>
        </text:list-item>
        <text:list-item>
          <text:p text:style-name="P2">interpretación mística (la muerte como impulso del pensamiento),</text:p>
        </text:list-item>
        <text:list-item>
          <text:p text:style-name="P2">conclusione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9T14:12:27.834000000</meta:creation-date>
    <dc:date>2025-11-09T14:16:41.198000000</dc:date>
    <meta:editing-duration>PT4M13S</meta:editing-duration>
    <meta:editing-cycles>1</meta:editing-cycles>
    <meta:document-statistic meta:table-count="0" meta:image-count="0" meta:object-count="0" meta:page-count="3" meta:paragraph-count="34" meta:word-count="733" meta:character-count="4274" meta:non-whitespace-character-count="3585"/>
    <meta:generator>LibreOffice/7.3.5.2$Windows_X86_64 LibreOffice_project/184fe81b8c8c30d8b5082578aee2fed2ea847c01</meta:generator>
  </office:meta>
</office:document-meta>
</file>